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103.66pt"/>
    </style:style>
    <style:style style:name="co3" style:family="table-column">
      <style:table-column-properties fo:break-before="auto" style:column-width="136.86pt"/>
    </style:style>
    <style:style style:name="co4" style:family="table-column">
      <style:table-column-properties fo:break-before="auto" style:column-width="79.51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21.86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68.94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33.39pt"/>
    </style:style>
    <style:style style:name="co12" style:family="table-column">
      <style:table-column-properties fo:break-before="auto" style:column-width="14.09pt"/>
    </style:style>
    <style:style style:name="co13" style:family="table-column">
      <style:table-column-properties fo:break-before="auto" style:column-width="21.06pt"/>
    </style:style>
    <style:style style:name="co14" style:family="table-column">
      <style:table-column-properties fo:break-before="auto" style:column-width="58.11pt"/>
    </style:style>
    <style:style style:name="co15" style:family="table-column">
      <style:table-column-properties fo:break-before="auto" style:column-width="60.46pt"/>
    </style:style>
    <style:style style:name="co16" style:family="table-column">
      <style:table-column-properties fo:break-before="auto" style:column-width="68.14pt"/>
    </style:style>
    <style:style style:name="co17" style:family="table-column">
      <style:table-column-properties fo:break-before="auto" style:column-width="47.31pt"/>
    </style:style>
    <style:style style:name="co18" style:family="table-column">
      <style:table-column-properties fo:break-before="auto" style:column-width="54.26pt"/>
    </style:style>
    <style:style style:name="co1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r_twq_csh_min2_li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5" table:default-cell-style-name="Default"/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CA(50)SI(60)O(225)H(110)</text:p>
          </table:table-cell>
          <table:table-cell office:value-type="string" calcext:value-type="string">
            <text:p>TWQDEC0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06654421" calcext:value-type="float">
            <text:p>-106654421</text:p>
          </table:table-cell>
          <table:table-cell office:value-type="float" office:value="4777.9" calcext:value-type="float">
            <text:p>4777.9</text:p>
          </table:table-cell>
          <table:table-cell office:value-type="float" office:value="283.6" calcext:value-type="float">
            <text:p>283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4134.76" calcext:value-type="float">
            <text:p>14134.76</text:p>
          </table:table-cell>
          <table:table-cell office:value-type="float" office:value="-110347" calcext:value-type="float">
            <text:p>-110347</text:p>
          </table:table-cell>
          <table:table-cell office:value-type="float" office:value="-151713600" calcext:value-type="float">
            <text:p>-151713600</text:p>
          </table:table-cell>
          <table:table-cell office:value-type="float" office:value="22132310000" calcext:value-type="float">
            <text:p>22132310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CA(50)SI(60)O(275)H(210)</text:p>
          </table:table-cell>
          <table:table-cell office:value-type="string" calcext:value-type="string">
            <text:p>TWQDEC0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21806700" calcext:value-type="float">
            <text:p>-121806700</text:p>
          </table:table-cell>
          <table:table-cell office:value-type="float" office:value="8081.4" calcext:value-type="float">
            <text:p>8081.4</text:p>
          </table:table-cell>
          <table:table-cell office:value-type="float" office:value="351.3" calcext:value-type="float">
            <text:p>351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9451.26" calcext:value-type="float">
            <text:p>19451.26</text:p>
          </table:table-cell>
          <table:table-cell office:value-type="float" office:value="-172508" calcext:value-type="float">
            <text:p>-172508</text:p>
          </table:table-cell>
          <table:table-cell office:value-type="float" office:value="-151713600" calcext:value-type="float">
            <text:p>-151713600</text:p>
          </table:table-cell>
          <table:table-cell office:value-type="float" office:value="26663710000" calcext:value-type="float">
            <text:p>26663710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CA(20)SI(30)O(105)H(50)</text:p>
          </table:table-cell>
          <table:table-cell office:value-type="string" calcext:value-type="string">
            <text:p>TWQDEC0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43017205" calcext:value-type="float">
            <text:p>-43017205</text:p>
          </table:table-cell>
          <table:table-cell office:value-type="float" office:value="3093.175" calcext:value-type="float">
            <text:p>3093.175</text:p>
          </table:table-cell>
          <table:table-cell office:value-type="float" office:value="274.7" calcext:value-type="float">
            <text:p>274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6499.58" calcext:value-type="float">
            <text:p>6499.58</text:p>
          </table:table-cell>
          <table:table-cell office:value-type="float" office:value="-50884" calcext:value-type="float">
            <text:p>-50884</text:p>
          </table:table-cell>
          <table:table-cell office:value-type="float" office:value="-75856800" calcext:value-type="float">
            <text:p>-75856800</text:p>
          </table:table-cell>
          <table:table-cell office:value-type="float" office:value="11307050000" calcext:value-type="float">
            <text:p>11307050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08</text:p>
          </table:table-cell>
          <table:table-cell office:value-type="string" calcext:value-type="string">
            <text:p>CA(80)SI(100)O(434)H(308)</text:p>
          </table:table-cell>
          <table:table-cell office:value-type="string" calcext:value-type="string">
            <text:p>TWQDEC0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94513000" calcext:value-type="float">
            <text:p>-194513000</text:p>
          </table:table-cell>
          <table:table-cell office:value-type="float" office:value="10785.8" calcext:value-type="float">
            <text:p>10785.8</text:p>
          </table:table-cell>
          <table:table-cell office:value-type="float" office:value="592.9" calcext:value-type="float">
            <text:p>592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29984.52" calcext:value-type="float">
            <text:p>29984.52</text:p>
          </table:table-cell>
          <table:table-cell office:value-type="float" office:value="-260618.08" calcext:value-type="float">
            <text:p>-260618.08</text:p>
          </table:table-cell>
          <table:table-cell office:value-type="float" office:value="-252856000" calcext:value-type="float">
            <text:p>-252856000</text:p>
          </table:table-cell>
          <table:table-cell office:value-type="float" office:value="42847972000" calcext:value-type="float">
            <text:p>42847972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12</text:p>
          </table:table-cell>
          <table:table-cell office:value-type="string" calcext:value-type="string">
            <text:p>CA(120)SI(100)O(526)H(412)</text:p>
          </table:table-cell>
          <table:table-cell office:value-type="string" calcext:value-type="string">
            <text:p>TWQDEC0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38434000" calcext:value-type="float">
            <text:p>-238434000</text:p>
          </table:table-cell>
          <table:table-cell office:value-type="float" office:value="12914" calcext:value-type="float">
            <text:p>12914</text:p>
          </table:table-cell>
          <table:table-cell office:value-type="float" office:value="719.5" calcext:value-type="float">
            <text:p>719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37929.48" calcext:value-type="float">
            <text:p>37929.48</text:p>
          </table:table-cell>
          <table:table-cell office:value-type="float" office:value="-334717.12" calcext:value-type="float">
            <text:p>-334717.12</text:p>
          </table:table-cell>
          <table:table-cell office:value-type="float" office:value="-252856000" calcext:value-type="float">
            <text:p>-252856000</text:p>
          </table:table-cell>
          <table:table-cell office:value-type="float" office:value="43820908000" calcext:value-type="float">
            <text:p>43820908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16</text:p>
          </table:table-cell>
          <table:table-cell office:value-type="string" calcext:value-type="string">
            <text:p>CA(160)SI(100)O(618)H(516)</text:p>
          </table:table-cell>
          <table:table-cell office:value-type="string" calcext:value-type="string">
            <text:p>TWQDEC0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281979000" calcext:value-type="float">
            <text:p>-281979000</text:p>
          </table:table-cell>
          <table:table-cell office:value-type="float" office:value="15442" calcext:value-type="float">
            <text:p>15442</text:p>
          </table:table-cell>
          <table:table-cell office:value-type="float" office:value="846.8" calcext:value-type="float">
            <text:p>846.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45874.44" calcext:value-type="float">
            <text:p>45874.44</text:p>
          </table:table-cell>
          <table:table-cell office:value-type="float" office:value="-408816.16" calcext:value-type="float">
            <text:p>-408816.16</text:p>
          </table:table-cell>
          <table:table-cell office:value-type="float" office:value="-252856000" calcext:value-type="float">
            <text:p>-252856000</text:p>
          </table:table-cell>
          <table:table-cell office:value-type="float" office:value="44793844000" calcext:value-type="float">
            <text:p>44793844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-QUARTZ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TWQDEC0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10700" calcext:value-type="float">
            <text:p>-910700</text:p>
          </table:table-cell>
          <table:table-cell office:value-type="float" office:value="41.5" calcext:value-type="float">
            <text:p>41.5</text:p>
          </table:table-cell>
          <table:table-cell office:value-type="float" office:value="2.269" calcext:value-type="float">
            <text:p>2.26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81.145" calcext:value-type="float">
            <text:p>81.145</text:p>
          </table:table-cell>
          <table:table-cell office:value-type="float" office:value="-698.5" calcext:value-type="float">
            <text:p>-698.5</text:p>
          </table:table-cell>
          <table:table-cell office:value-type="float" office:value="-181000" calcext:value-type="float">
            <text:p>-18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01828" calcext:value-type="float">
            <text:p>0.01828</text:p>
          </table:table-cell>
          <table:table-cell office:value-type="float" office:value="0.000005406" calcext:value-type="float">
            <text:p>5.406E-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M-SILICA</text:p>
          </table:table-cell>
          <table:table-cell office:value-type="string" calcext:value-type="string">
            <text:p>SI(1)O(2)</text:p>
          </table:table-cell>
          <table:table-cell office:value-type="string" calcext:value-type="string">
            <text:p>TWQDEC0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11397.543" calcext:value-type="float">
            <text:p>-911397.543</text:p>
          </table:table-cell>
          <table:table-cell office:value-type="float" office:value="39.368" calcext:value-type="float">
            <text:p>39.368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-1130000" calcext:value-type="float">
            <text:p>-11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1)O(2)H(2)</text:p>
          </table:table-cell>
          <table:table-cell office:value-type="string" calcext:value-type="string">
            <text:p>TWQDEC0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986092" calcext:value-type="float">
            <text:p>-986092</text:p>
          </table:table-cell>
          <table:table-cell office:value-type="float" office:value="83.247" calcext:value-type="float">
            <text:p>83.247</text:p>
          </table:table-cell>
          <table:table-cell office:value-type="float" office:value="3.306" calcext:value-type="float">
            <text:p>3.30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86.7" calcext:value-type="float">
            <text:p>186.7</text:p>
          </table:table-cell>
          <table:table-cell office:value-type="float" office:value="-1600" calcext:value-type="float">
            <text:p>-1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office:value-type="float" office:value="0" calcext:value-type="float">
            <text:p>0</text:p>
          </table:table-cell>
          <table:table-cell office:value-type="float" office:value="-0.02191" calcext:value-type="float">
            <text:p>-0.02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CA(6)SI(6)O(19)H(2)</text:p>
          </table:table-cell>
          <table:table-cell office:value-type="string" calcext:value-type="string">
            <text:p>TWQDEC0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0097165.55" calcext:value-type="float">
            <text:p>-10097165.55</text:p>
          </table:table-cell>
          <table:table-cell office:value-type="float" office:value="529.08" calcext:value-type="float">
            <text:p>529.08</text:p>
          </table:table-cell>
          <table:table-cell office:value-type="float" office:value="26.42" calcext:value-type="float">
            <text:p>26.4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995.386" calcext:value-type="float">
            <text:p>995.386</text:p>
          </table:table-cell>
          <table:table-cell office:value-type="float" office:value="-5676.5" calcext:value-type="float">
            <text:p>-5676.5</text:p>
          </table:table-cell>
          <table:table-cell office:value-type="float" office:value="15171360" calcext:value-type="float">
            <text:p>15171360</text:p>
          </table:table-cell>
          <table:table-cell office:value-type="float" office:value="1711912000" calcext:value-type="float">
            <text:p>1711912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CA(3)SI(2)O(10)H(6)</text:p>
          </table:table-cell>
          <table:table-cell office:value-type="string" calcext:value-type="string">
            <text:p>TWQDEC0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4882337.2" calcext:value-type="float">
            <text:p>-4882337.2</text:p>
          </table:table-cell>
          <table:table-cell office:value-type="float" office:value="289.695" calcext:value-type="float">
            <text:p>289.695</text:p>
          </table:table-cell>
          <table:table-cell office:value-type="float" office:value="12.95" calcext:value-type="float">
            <text:p>12.9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675.737" calcext:value-type="float">
            <text:p>675.737</text:p>
          </table:table-cell>
          <table:table-cell office:value-type="float" office:value="-5443.71" calcext:value-type="float">
            <text:p>-5443.71</text:p>
          </table:table-cell>
          <table:table-cell office:value-type="float" office:value="-5057120" calcext:value-type="float">
            <text:p>-5057120</text:p>
          </table:table-cell>
          <table:table-cell office:value-type="float" office:value="718819000" calcext:value-type="float">
            <text:p>718819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CA(7)SI(12)O(34)H(6)</text:p>
          </table:table-cell>
          <table:table-cell office:value-type="string" calcext:value-type="string">
            <text:p>TWQDEC06</text:p>
          </table:table-cell>
          <table:table-cell table:number-columns-repeated="2" office:value-type="string" calcext:value-type="string">
            <text:p>_</text:p>
          </table:table-cell>
          <table:table-cell office:value-type="string" calcext:value-type="string">
            <text:p>ST</text:p>
          </table:table-cell>
          <table:table-cell office:value-type="float" office:value="0" calcext:value-type="float">
            <text:p>0</text:p>
          </table:table-cell>
          <table:table-cell office:value-type="float" office:value="-16929317.84" calcext:value-type="float">
            <text:p>-16929317.84</text:p>
          </table:table-cell>
          <table:table-cell office:value-type="float" office:value="853.203" calcext:value-type="float">
            <text:p>853.203</text:p>
          </table:table-cell>
          <table:table-cell office:value-type="float" office:value="46.51" calcext:value-type="float">
            <text:p>46.5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1</text:p>
          </table:table-cell>
          <table:table-cell office:value-type="float" office:value="1795.127" calcext:value-type="float">
            <text:p>1795.127</text:p>
          </table:table-cell>
          <table:table-cell office:value-type="float" office:value="-11414.77" calcext:value-type="float">
            <text:p>-11414.77</text:p>
          </table:table-cell>
          <table:table-cell office:value-type="float" office:value="-30342720" calcext:value-type="float">
            <text:p>-30342720</text:p>
          </table:table-cell>
          <table:table-cell office:value-type="float" office:value="3981917000" calcext:value-type="float">
            <text:p>398191700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V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CFORM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PARAMETER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ttringite-Al</text:p>
          </table:table-cell>
          <table:table-cell office:value-type="string" calcext:value-type="string">
            <text:p>Ca6Al2(SO4)3(OH)12(H2O)26</text:p>
          </table:table-cell>
          <table:table-cell office:value-type="string" calcext:value-type="string">
            <text:p>CEMDAT07</text:p>
          </table:table-cell>
          <table:table-cell office:value-type="float" office:value="-44.9" calcext:value-type="float">
            <text:p>-44.9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5205940" calcext:value-type="float">
            <text:p>-15205940</text:p>
          </table:table-cell>
          <table:table-cell office:value-type="float" office:value="-17535000" calcext:value-type="float">
            <text:p>-17535000</text:p>
          </table:table-cell>
          <table:table-cell office:value-type="float" office:value="1900" calcext:value-type="float">
            <text:p>1900</text:p>
          </table:table-cell>
          <table:table-cell office:value-type="float" office:value="70.7" calcext:value-type="float">
            <text:p>70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939" calcext:value-type="float">
            <text:p>1939</text:p>
          </table:table-cell>
          <table:table-cell office:value-type="float" office:value="0.789" calcext:value-type="float">
            <text:p>0.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icarboaluminate</text:p>
          </table:table-cell>
          <table:table-cell office:value-type="string" calcext:value-type="string">
            <text:p>Ca6Al2(CO3)3(OH)12(H2O)26</text:p>
          </table:table-cell>
          <table:table-cell office:value-type="string" calcext:value-type="string">
            <text:p>CEMDAT07</text:p>
          </table:table-cell>
          <table:table-cell office:value-type="float" office:value="-46.5" calcext:value-type="float">
            <text:p>-46.5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4565640" calcext:value-type="float">
            <text:p>-14565640</text:p>
          </table:table-cell>
          <table:table-cell office:value-type="float" office:value="-16792000" calcext:value-type="float">
            <text:p>-16792000</text:p>
          </table:table-cell>
          <table:table-cell office:value-type="float" office:value="1858" calcext:value-type="float">
            <text:p>185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2042" calcext:value-type="float">
            <text:p>2042</text:p>
          </table:table-cell>
          <table:table-cell office:value-type="float" office:value="0.559" calcext:value-type="float">
            <text:p>0.559</text:p>
          </table:table-cell>
          <table:table-cell office:value-type="float" office:value="-7780000" calcext:value-type="float">
            <text:p>-77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ttringite-Fe</text:p>
          </table:table-cell>
          <table:table-cell office:value-type="string" calcext:value-type="string">
            <text:p>Ca6Fe2(SO4)3(OH)12(H2O)26</text:p>
          </table:table-cell>
          <table:table-cell office:value-type="string" calcext:value-type="string">
            <text:p>CEMDAT07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4282360" calcext:value-type="float">
            <text:p>-14282360</text:p>
          </table:table-cell>
          <table:table-cell office:value-type="float" office:value="-16600000" calcext:value-type="float">
            <text:p>-16600000</text:p>
          </table:table-cell>
          <table:table-cell office:value-type="float" office:value="1937" calcext:value-type="float">
            <text:p>1937</text:p>
          </table:table-cell>
          <table:table-cell office:value-type="float" office:value="71.7" calcext:value-type="float">
            <text:p>71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922" calcext:value-type="float">
            <text:p>1922</text:p>
          </table:table-cell>
          <table:table-cell office:value-type="float" office:value="0.855" calcext:value-type="float">
            <text:p>0.855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aumasite</text:p>
          </table:table-cell>
          <table:table-cell office:value-type="string" calcext:value-type="string">
            <text:p>(CaSiO3)2(CaSO4)2(CaCO3)2(H2O)30</text:p>
          </table:table-cell>
          <table:table-cell office:value-type="string" calcext:value-type="string">
            <text:p>CEMDAT07</text:p>
          </table:table-cell>
          <table:table-cell office:value-type="float" office:value="-49.4" calcext:value-type="float">
            <text:p>-49.4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5128460" calcext:value-type="float">
            <text:p>-15128460</text:p>
          </table:table-cell>
          <table:table-cell office:value-type="float" office:value="-17373000" calcext:value-type="float">
            <text:p>-17373000</text:p>
          </table:table-cell>
          <table:table-cell office:value-type="float" office:value="1883" calcext:value-type="float">
            <text:p>1883</text:p>
          </table:table-cell>
          <table:table-cell office:value-type="float" office:value="66.3" calcext:value-type="float">
            <text:p>66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860" calcext:value-type="float">
            <text:p>1860</text:p>
          </table:table-cell>
          <table:table-cell office:value-type="float" office:value="0.703" calcext:value-type="float">
            <text:p>0.703</text:p>
          </table:table-cell>
          <table:table-cell office:value-type="float" office:value="-3940000" calcext:value-type="float">
            <text:p>-39400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3AH6</text:p>
          </table:table-cell>
          <table:table-cell office:value-type="string" calcext:value-type="string">
            <text:p>(CaO)3(Al2O3)(H2O)6</text:p>
          </table:table-cell>
          <table:table-cell office:value-type="string" calcext:value-type="string">
            <text:p>CEMDAT07</text:p>
          </table:table-cell>
          <table:table-cell office:value-type="float" office:value="-20.84" calcext:value-type="float">
            <text:p>-20.84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5010090" calcext:value-type="float">
            <text:p>-5010090</text:p>
          </table:table-cell>
          <table:table-cell office:value-type="float" office:value="-5540000" calcext:value-type="float">
            <text:p>-5540000</text:p>
          </table:table-cell>
          <table:table-cell office:value-type="float" office:value="419" calcext:value-type="float">
            <text:p>4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292" calcext:value-type="float">
            <text:p>292</text:p>
          </table:table-cell>
          <table:table-cell office:value-type="float" office:value="0.561" calcext:value-type="float">
            <text:p>0.5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3AS0.8H4.4</text:p>
          </table:table-cell>
          <table:table-cell office:value-type="string" calcext:value-type="string">
            <text:p>(CaO)3(Al2O3)(SiO2)8/10(H2O)44/10</text:p>
          </table:table-cell>
          <table:table-cell office:value-type="string" calcext:value-type="string">
            <text:p>CEMDAT07</text:p>
          </table:table-cell>
          <table:table-cell office:value-type="float" office:value="-29.87" calcext:value-type="float">
            <text:p>-29.87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5368010" calcext:value-type="float">
            <text:p>-5368010</text:p>
          </table:table-cell>
          <table:table-cell office:value-type="float" office:value="-5855000" calcext:value-type="float">
            <text:p>-5855000</text:p>
          </table:table-cell>
          <table:table-cell office:value-type="float" office:value="369" calcext:value-type="float">
            <text:p>369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09" calcext:value-type="float">
            <text:p>109</text:p>
          </table:table-cell>
          <table:table-cell office:value-type="float" office:value="0.631" calcext:value-type="float">
            <text:p>0.631</text:p>
          </table:table-cell>
          <table:table-cell office:value-type="float" office:value="-1950000" calcext:value-type="float">
            <text:p>-1950000</text:p>
          </table:table-cell>
          <table:table-cell office:value-type="float" office:value="2560" calcext:value-type="float">
            <text:p>256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3FH6</text:p>
          </table:table-cell>
          <table:table-cell office:value-type="string" calcext:value-type="string">
            <text:p>(CaO)3(Fe2O3)(H2O)6</text:p>
          </table:table-cell>
          <table:table-cell office:value-type="string" calcext:value-type="string">
            <text:p>CEMDAT07</text:p>
          </table:table-cell>
          <table:table-cell office:value-type="float" office:value="-25.16" calcext:value-type="float">
            <text:p>-25.1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4116290" calcext:value-type="float">
            <text:p>-4116290</text:p>
          </table:table-cell>
          <table:table-cell office:value-type="float" office:value="-4640000" calcext:value-type="float">
            <text:p>-4640000</text:p>
          </table:table-cell>
          <table:table-cell office:value-type="float" office:value="439" calcext:value-type="float">
            <text:p>439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275" calcext:value-type="float">
            <text:p>275</text:p>
          </table:table-cell>
          <table:table-cell office:value-type="float" office:value="0.627" calcext:value-type="float">
            <text:p>0.627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AH13</text:p>
          </table:table-cell>
          <table:table-cell office:value-type="string" calcext:value-type="string">
            <text:p>(CaO)4(Al2O3)(H2O)13</text:p>
          </table:table-cell>
          <table:table-cell office:value-type="string" calcext:value-type="string">
            <text:p>CEMDAT07</text:p>
          </table:table-cell>
          <table:table-cell office:value-type="float" office:value="-25.4" calcext:value-type="float">
            <text:p>-25.4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7326560" calcext:value-type="float">
            <text:p>-7326560</text:p>
          </table:table-cell>
          <table:table-cell office:value-type="float" office:value="-8302000" calcext:value-type="float">
            <text:p>-8302000</text:p>
          </table:table-cell>
          <table:table-cell office:value-type="float" office:value="700" calcext:value-type="float">
            <text:p>700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711" calcext:value-type="float">
            <text:p>711</text:p>
          </table:table-cell>
          <table:table-cell office:value-type="float" office:value="1.047" calcext:value-type="float">
            <text:p>1.047</text:p>
          </table:table-cell>
          <table:table-cell office:value-type="float" office:value="0" calcext:value-type="float">
            <text:p>0</text:p>
          </table:table-cell>
          <table:table-cell office:value-type="float" office:value="-1600" calcext:value-type="float">
            <text:p>-160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2AH8</text:p>
          </table:table-cell>
          <table:table-cell office:value-type="string" calcext:value-type="string">
            <text:p>(CaO)2(Al2O3)(H2O)8</text:p>
          </table:table-cell>
          <table:table-cell office:value-type="string" calcext:value-type="string">
            <text:p>CEMDAT07</text:p>
          </table:table-cell>
          <table:table-cell office:value-type="float" office:value="-13.56" calcext:value-type="float">
            <text:p>-13.5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4812760" calcext:value-type="float">
            <text:p>-4812760</text:p>
          </table:table-cell>
          <table:table-cell office:value-type="float" office:value="-5433000" calcext:value-type="float">
            <text:p>-5433000</text:p>
          </table:table-cell>
          <table:table-cell office:value-type="float" office:value="440" calcext:value-type="float">
            <text:p>440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392" calcext:value-type="float">
            <text:p>392</text:p>
          </table:table-cell>
          <table:table-cell office:value-type="float" office:value="0.714" calcext:value-type="float">
            <text:p>0.714</text:p>
          </table:table-cell>
          <table:table-cell office:value-type="float" office:value="0" calcext:value-type="float">
            <text:p>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ASH12</text:p>
          </table:table-cell>
          <table:table-cell office:value-type="string" calcext:value-type="string">
            <text:p>(CaO)4(Al2O3)(SO3)(H2O)12</text:p>
          </table:table-cell>
          <table:table-cell office:value-type="string" calcext:value-type="string">
            <text:p>CEMDAT07</text:p>
          </table:table-cell>
          <table:table-cell office:value-type="float" office:value="-29.26" calcext:value-type="float">
            <text:p>-29.2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7778500" calcext:value-type="float">
            <text:p>-7778500</text:p>
          </table:table-cell>
          <table:table-cell office:value-type="float" office:value="-8750000" calcext:value-type="float">
            <text:p>-8750000</text:p>
          </table:table-cell>
          <table:table-cell office:value-type="float" office:value="821" calcext:value-type="float">
            <text:p>821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594" calcext:value-type="float">
            <text:p>594</text:p>
          </table:table-cell>
          <table:table-cell office:value-type="float" office:value="1.168" calcext:value-type="float">
            <text:p>1.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ACH11</text:p>
          </table:table-cell>
          <table:table-cell office:value-type="string" calcext:value-type="string">
            <text:p>(CaO)4(Al2O3)(CO2)(H2O)11</text:p>
          </table:table-cell>
          <table:table-cell office:value-type="string" calcext:value-type="string">
            <text:p>CEMDAT07</text:p>
          </table:table-cell>
          <table:table-cell office:value-type="float" office:value="-31.47" calcext:value-type="float">
            <text:p>-31.47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7337460" calcext:value-type="float">
            <text:p>-7337460</text:p>
          </table:table-cell>
          <table:table-cell office:value-type="float" office:value="-8250000" calcext:value-type="float">
            <text:p>-8250000</text:p>
          </table:table-cell>
          <table:table-cell office:value-type="float" office:value="657" calcext:value-type="float">
            <text:p>657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618" calcext:value-type="float">
            <text:p>618</text:p>
          </table:table-cell>
          <table:table-cell office:value-type="float" office:value="0.982" calcext:value-type="float">
            <text:p>0.982</text:p>
          </table:table-cell>
          <table:table-cell office:value-type="float" office:value="-2590000" calcext:value-type="float">
            <text:p>-259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AC0.5H12</text:p>
          </table:table-cell>
          <table:table-cell office:value-type="string" calcext:value-type="string">
            <text:p>(CaO)4(Al2O3)(CO2)1/2(H2O)12</text:p>
          </table:table-cell>
          <table:table-cell office:value-type="string" calcext:value-type="string">
            <text:p>CEMDAT07</text:p>
          </table:table-cell>
          <table:table-cell office:value-type="float" office:value="-29.13" calcext:value-type="float">
            <text:p>-29.13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7335970" calcext:value-type="float">
            <text:p>-7335970</text:p>
          </table:table-cell>
          <table:table-cell office:value-type="float" office:value="-8270000" calcext:value-type="float">
            <text:p>-8270000</text:p>
          </table:table-cell>
          <table:table-cell office:value-type="float" office:value="713" calcext:value-type="float">
            <text:p>713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664" calcext:value-type="float">
            <text:p>664</text:p>
          </table:table-cell>
          <table:table-cell office:value-type="float" office:value="1.014" calcext:value-type="float">
            <text:p>1.014</text:p>
          </table:table-cell>
          <table:table-cell office:value-type="float" office:value="-1300000" calcext:value-type="float">
            <text:p>-130000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2ASH8</text:p>
          </table:table-cell>
          <table:table-cell office:value-type="string" calcext:value-type="string">
            <text:p>(CaO)2(Al2O3)(SiO2)(H2O)8</text:p>
          </table:table-cell>
          <table:table-cell office:value-type="string" calcext:value-type="string">
            <text:p>CEMDAT07</text:p>
          </table:table-cell>
          <table:table-cell office:value-type="float" office:value="-19.7" calcext:value-type="float">
            <text:p>-19.7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5705150" calcext:value-type="float">
            <text:p>-5705150</text:p>
          </table:table-cell>
          <table:table-cell office:value-type="float" office:value="-6360000" calcext:value-type="float">
            <text:p>-6360000</text:p>
          </table:table-cell>
          <table:table-cell office:value-type="float" office:value="546" calcext:value-type="float">
            <text:p>546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438" calcext:value-type="float">
            <text:p>438</text:p>
          </table:table-cell>
          <table:table-cell office:value-type="float" office:value="0.749" calcext:value-type="float">
            <text:p>0.749</text:p>
          </table:table-cell>
          <table:table-cell office:value-type="float" office:value="-1130000" calcext:value-type="float">
            <text:p>-113000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FH13</text:p>
          </table:table-cell>
          <table:table-cell office:value-type="string" calcext:value-type="string">
            <text:p>(CaO)4(Fe2O3)(H2O)13</text:p>
          </table:table-cell>
          <table:table-cell office:value-type="string" calcext:value-type="string">
            <text:p>CEMDAT07</text:p>
          </table:table-cell>
          <table:table-cell office:value-type="float" office:value="-29.4" calcext:value-type="float">
            <text:p>-29.4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6430940" calcext:value-type="float">
            <text:p>-6430940</text:p>
          </table:table-cell>
          <table:table-cell office:value-type="float" office:value="-7395000" calcext:value-type="float">
            <text:p>-7395000</text:p>
          </table:table-cell>
          <table:table-cell office:value-type="float" office:value="737" calcext:value-type="float">
            <text:p>737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694" calcext:value-type="float">
            <text:p>694</text:p>
          </table:table-cell>
          <table:table-cell office:value-type="float" office:value="1.113" calcext:value-type="float">
            <text:p>1.113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-1600" calcext:value-type="float">
            <text:p>-160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2FH8</text:p>
          </table:table-cell>
          <table:table-cell office:value-type="string" calcext:value-type="string">
            <text:p>(CaO)2(Fe2O3)(H2O)8</text:p>
          </table:table-cell>
          <table:table-cell office:value-type="string" calcext:value-type="string">
            <text:p>CEMDAT07</text:p>
          </table:table-cell>
          <table:table-cell office:value-type="float" office:value="-17.6" calcext:value-type="float">
            <text:p>-17.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3917380" calcext:value-type="float">
            <text:p>-3917380</text:p>
          </table:table-cell>
          <table:table-cell office:value-type="float" office:value="-4526000" calcext:value-type="float">
            <text:p>-4526000</text:p>
          </table:table-cell>
          <table:table-cell office:value-type="float" office:value="476" calcext:value-type="float">
            <text:p>476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375" calcext:value-type="float">
            <text:p>375</text:p>
          </table:table-cell>
          <table:table-cell office:value-type="float" office:value="0.78" calcext:value-type="float">
            <text:p>0.78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FSH12</text:p>
          </table:table-cell>
          <table:table-cell office:value-type="string" calcext:value-type="string">
            <text:p>(CaO)4(Fe2O3)(SO3)(H2O)12</text:p>
          </table:table-cell>
          <table:table-cell office:value-type="string" calcext:value-type="string">
            <text:p>CEMDAT07</text:p>
          </table:table-cell>
          <table:table-cell office:value-type="float" office:value="-33.2" calcext:value-type="float">
            <text:p>-33.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6882550" calcext:value-type="float">
            <text:p>-6882550</text:p>
          </table:table-cell>
          <table:table-cell office:value-type="float" office:value="-7843000" calcext:value-type="float">
            <text:p>-7843000</text:p>
          </table:table-cell>
          <table:table-cell office:value-type="float" office:value="858" calcext:value-type="float">
            <text:p>858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577" calcext:value-type="float">
            <text:p>577</text:p>
          </table:table-cell>
          <table:table-cell office:value-type="float" office:value="1.234" calcext:value-type="float">
            <text:p>1.234</text:p>
          </table:table-cell>
          <table:table-cell office:value-type="float" office:value="2020000" calcext:value-type="float">
            <text:p>20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FCH12</text:p>
          </table:table-cell>
          <table:table-cell office:value-type="string" calcext:value-type="string">
            <text:p>(CaO)4(Fe2O3)(CO2)(H2O)12</text:p>
          </table:table-cell>
          <table:table-cell office:value-type="string" calcext:value-type="string">
            <text:p>CEMDAT07</text:p>
          </table:table-cell>
          <table:table-cell office:value-type="float" office:value="-35.5" calcext:value-type="float">
            <text:p>-35.5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6679200" calcext:value-type="float">
            <text:p>-6679200</text:p>
          </table:table-cell>
          <table:table-cell office:value-type="float" office:value="-7637000" calcext:value-type="float">
            <text:p>-7637000</text:p>
          </table:table-cell>
          <table:table-cell office:value-type="float" office:value="737" calcext:value-type="float">
            <text:p>7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612" calcext:value-type="float">
            <text:p>612</text:p>
          </table:table-cell>
          <table:table-cell office:value-type="float" office:value="1.157" calcext:value-type="float">
            <text:p>1.157</text:p>
          </table:table-cell>
          <table:table-cell office:value-type="float" office:value="-573000" calcext:value-type="float">
            <text:p>-57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FC0.5H12</text:p>
          </table:table-cell>
          <table:table-cell office:value-type="string" calcext:value-type="string">
            <text:p>(CaO)4(Fe2O3)(CO2)1/2(H2O)12</text:p>
          </table:table-cell>
          <table:table-cell office:value-type="string" calcext:value-type="string">
            <text:p>CEMDAT07</text:p>
          </table:table-cell>
          <table:table-cell office:value-type="float" office:value="-33.1" calcext:value-type="float">
            <text:p>-33.1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6440190" calcext:value-type="float">
            <text:p>-6440190</text:p>
          </table:table-cell>
          <table:table-cell office:value-type="float" office:value="-7363000" calcext:value-type="float">
            <text:p>-7363000</text:p>
          </table:table-cell>
          <table:table-cell office:value-type="float" office:value="749" calcext:value-type="float">
            <text:p>749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648" calcext:value-type="float">
            <text:p>648</text:p>
          </table:table-cell>
          <table:table-cell office:value-type="float" office:value="1.08" calcext:value-type="float">
            <text:p>1.08</text:p>
          </table:table-cell>
          <table:table-cell office:value-type="float" office:value="724000" calcext:value-type="float">
            <text:p>72400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2FSH8</text:p>
          </table:table-cell>
          <table:table-cell office:value-type="string" calcext:value-type="string">
            <text:p>(CaO)2(Fe2O3)(SiO2)(H2O)8</text:p>
          </table:table-cell>
          <table:table-cell office:value-type="string" calcext:value-type="string">
            <text:p>CEMDAT07</text:p>
          </table:table-cell>
          <table:table-cell office:value-type="float" office:value="-23.7" calcext:value-type="float">
            <text:p>-23.7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4809530" calcext:value-type="float">
            <text:p>-4809530</text:p>
          </table:table-cell>
          <table:table-cell office:value-type="float" office:value="-5453000" calcext:value-type="float">
            <text:p>-5453000</text:p>
          </table:table-cell>
          <table:table-cell office:value-type="float" office:value="583" calcext:value-type="float">
            <text:p>583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422" calcext:value-type="float">
            <text:p>422</text:p>
          </table:table-cell>
          <table:table-cell office:value-type="float" office:value="0.815" calcext:value-type="float">
            <text:p>0.815</text:p>
          </table:table-cell>
          <table:table-cell office:value-type="float" office:value="891000" calcext:value-type="float">
            <text:p>891000</text:p>
          </table:table-cell>
          <table:table-cell office:value-type="float" office:value="-800" calcext:value-type="float">
            <text:p>-80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H10</text:p>
          </table:table-cell>
          <table:table-cell office:value-type="string" calcext:value-type="string">
            <text:p>(CaO)(Al2O3)(H2O)10</text:p>
          </table:table-cell>
          <table:table-cell office:value-type="string" calcext:value-type="string">
            <text:p>CEMDAT07</text:p>
          </table:table-cell>
          <table:table-cell office:value-type="float" office:value="-7.5" calcext:value-type="float">
            <text:p>-7.5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4622390" calcext:value-type="float">
            <text:p>-4622390</text:p>
          </table:table-cell>
          <table:table-cell office:value-type="float" office:value="-5320000" calcext:value-type="float">
            <text:p>-5320000</text:p>
          </table:table-cell>
          <table:table-cell office:value-type="float" office:value="501" calcext:value-type="float">
            <text:p>501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51" calcext:value-type="float">
            <text:p>151</text:p>
          </table:table-cell>
          <table:table-cell office:value-type="float" office:value="1.113" calcext:value-type="float">
            <text:p>1.113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4AH10</text:p>
          </table:table-cell>
          <table:table-cell office:value-type="string" calcext:value-type="string">
            <text:p>(MgO)4(Al2O3)(H2O)10</text:p>
          </table:table-cell>
          <table:table-cell office:value-type="string" calcext:value-type="string">
            <text:p>CEMDAT07</text:p>
          </table:table-cell>
          <table:table-cell office:value-type="float" office:value="-56.02" calcext:value-type="float">
            <text:p>-56.0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6394560" calcext:value-type="float">
            <text:p>-6394560</text:p>
          </table:table-cell>
          <table:table-cell office:value-type="float" office:value="-7196000" calcext:value-type="float">
            <text:p>-7196000</text:p>
          </table:table-cell>
          <table:table-cell office:value-type="float" office:value="549" calcext:value-type="float">
            <text:p>54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-364" calcext:value-type="float">
            <text:p>-364</text:p>
          </table:table-cell>
          <table:table-cell office:value-type="float" office:value="4.21" calcext:value-type="float">
            <text:p>4.21</text:p>
          </table:table-cell>
          <table:table-cell office:value-type="float" office:value="3750000" calcext:value-type="float">
            <text:p>3750000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4ACH9</text:p>
          </table:table-cell>
          <table:table-cell office:value-type="string" calcext:value-type="string">
            <text:p>(MgO)4(Al2O3)(CO2)(H2O)9</text:p>
          </table:table-cell>
          <table:table-cell office:value-type="string" calcext:value-type="string">
            <text:p>CEMDAT07</text:p>
          </table:table-cell>
          <table:table-cell office:value-type="float" office:value="-51.14" calcext:value-type="float">
            <text:p>-51.14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6580150" calcext:value-type="float">
            <text:p>-6580150</text:p>
          </table:table-cell>
          <table:table-cell office:value-type="float" office:value="-7374000" calcext:value-type="float">
            <text:p>-7374000</text:p>
          </table:table-cell>
          <table:table-cell office:value-type="float" office:value="551" calcext:value-type="float">
            <text:p>55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-382" calcext:value-type="float">
            <text:p>-382</text:p>
          </table:table-cell>
          <table:table-cell office:value-type="float" office:value="4.24" calcext:value-type="float">
            <text:p>4.24</text:p>
          </table:table-cell>
          <table:table-cell office:value-type="float" office:value="4320000" calcext:value-type="float">
            <text:p>4320000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4FH10</text:p>
          </table:table-cell>
          <table:table-cell office:value-type="string" calcext:value-type="string">
            <text:p>(MgO)4(Fe2O3)(H2O)10</text:p>
          </table:table-cell>
          <table:table-cell office:value-type="string" calcext:value-type="string">
            <text:p>CEMDAT07</text:p>
          </table:table-cell>
          <table:table-cell office:value-type="float" office:value="-60" calcext:value-type="float">
            <text:p>-60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5498840" calcext:value-type="float">
            <text:p>-5498840</text:p>
          </table:table-cell>
          <table:table-cell office:value-type="float" office:value="-6289000" calcext:value-type="float">
            <text:p>-6289000</text:p>
          </table:table-cell>
          <table:table-cell office:value-type="float" office:value="586" calcext:value-type="float">
            <text:p>586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-381" calcext:value-type="float">
            <text:p>-381</text:p>
          </table:table-cell>
          <table:table-cell office:value-type="float" office:value="4.27" calcext:value-type="float">
            <text:p>4.27</text:p>
          </table:table-cell>
          <table:table-cell office:value-type="float" office:value="5780000" calcext:value-type="float">
            <text:p>5780000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1.67SH2.1(jen.)</text:p>
          </table:table-cell>
          <table:table-cell office:value-type="string" calcext:value-type="string">
            <text:p>(CaO)5/3(SiO2)(H2O)21/10</text:p>
          </table:table-cell>
          <table:table-cell office:value-type="string" calcext:value-type="string">
            <text:p>CEMDAT07</text:p>
          </table:table-cell>
          <table:table-cell office:value-type="float" office:value="-13.17" calcext:value-type="float">
            <text:p>-13.17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2480810" calcext:value-type="float">
            <text:p>-2480810</text:p>
          </table:table-cell>
          <table:table-cell office:value-type="float" office:value="-2723000" calcext:value-type="float">
            <text:p>-2723000</text:p>
          </table:table-cell>
          <table:table-cell office:value-type="float" office:value="140" calcext:value-type="float">
            <text:p>14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210" calcext:value-type="float">
            <text:p>210</text:p>
          </table:table-cell>
          <table:table-cell office:value-type="float" office:value="0.12" calcext:value-type="float">
            <text:p>0.12</text:p>
          </table:table-cell>
          <table:table-cell office:value-type="float" office:value="-3070000" calcext:value-type="float">
            <text:p>-30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0.83SH1.3(tob.)</text:p>
          </table:table-cell>
          <table:table-cell office:value-type="string" calcext:value-type="string">
            <text:p>(CaO)5/6(SiO2)(H2O)13/10</text:p>
          </table:table-cell>
          <table:table-cell office:value-type="string" calcext:value-type="string">
            <text:p>CEMDAT07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744360" calcext:value-type="float">
            <text:p>-1744360</text:p>
          </table:table-cell>
          <table:table-cell office:value-type="float" office:value="-1916000" calcext:value-type="float">
            <text:p>-1916000</text:p>
          </table:table-cell>
          <table:table-cell office:value-type="float" office:value="80" calcext:value-type="float">
            <text:p>8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85" calcext:value-type="float">
            <text:p>85</text:p>
          </table:table-cell>
          <table:table-cell office:value-type="float" office:value="0.16" calcext:value-type="float">
            <text:p>0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O2,am</text:p>
          </table:table-cell>
          <table:table-cell office:value-type="string" calcext:value-type="string">
            <text:p>SiO2</text:p>
          </table:table-cell>
          <table:table-cell office:value-type="string" calcext:value-type="string">
            <text:p>CEMDAT07</text:p>
          </table:table-cell>
          <table:table-cell office:value-type="float" office:value="1.476" calcext:value-type="float">
            <text:p>1.47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848900" calcext:value-type="float">
            <text:p>-848900</text:p>
          </table:table-cell>
          <table:table-cell office:value-type="float" office:value="-903000" calcext:value-type="float">
            <text:p>-903000</text:p>
          </table:table-cell>
          <table:table-cell office:value-type="float" office:value="41" calcext:value-type="float">
            <text:p>41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47" calcext:value-type="float">
            <text:p>47</text:p>
          </table:table-cell>
          <table:table-cell office:value-type="float" office:value="0.034" calcext:value-type="float">
            <text:p>0.034</text:p>
          </table:table-cell>
          <table:table-cell office:value-type="float" office:value="-1130000" calcext:value-type="float">
            <text:p>-11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yngenite</text:p>
          </table:table-cell>
          <table:table-cell office:value-type="string" calcext:value-type="string">
            <text:p>K2Ca(SO4)2(H2O)6</text:p>
          </table:table-cell>
          <table:table-cell office:value-type="string" calcext:value-type="string">
            <text:p>CEMDAT07</text:p>
          </table:table-cell>
          <table:table-cell office:value-type="float" office:value="-7.2" calcext:value-type="float">
            <text:p>-7.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2884910" calcext:value-type="float">
            <text:p>-2884910</text:p>
          </table:table-cell>
          <table:table-cell office:value-type="float" office:value="-3172000" calcext:value-type="float">
            <text:p>-3172000</text:p>
          </table:table-cell>
          <table:table-cell office:value-type="float" office:value="326" calcext:value-type="float">
            <text:p>326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201" calcext:value-type="float">
            <text:p>201</text:p>
          </table:table-cell>
          <table:table-cell office:value-type="float" office:value="0.308" calcext:value-type="float">
            <text:p>0.308</text:p>
          </table:table-cell>
          <table:table-cell office:value-type="float" office:value="-1780000" calcext:value-type="float">
            <text:p>-17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(OH)3(am)</text:p>
          </table:table-cell>
          <table:table-cell office:value-type="string" calcext:value-type="string">
            <text:p>Al(OH)3</text:p>
          </table:table-cell>
          <table:table-cell office:value-type="string" calcext:value-type="string">
            <text:p>CEMDAT07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143210" calcext:value-type="float">
            <text:p>-1143210</text:p>
          </table:table-cell>
          <table:table-cell office:value-type="float" office:value="-1281000" calcext:value-type="float">
            <text:p>-1281000</text:p>
          </table:table-cell>
          <table:table-cell office:value-type="float" office:value="70" calcext:value-type="float">
            <text:p>7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36" calcext:value-type="float">
            <text:p>36</text:p>
          </table:table-cell>
          <table:table-cell office:value-type="float" office:value="0.191" calcext:value-type="float">
            <text:p>0.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(OH)3(mic)</text:p>
          </table:table-cell>
          <table:table-cell office:value-type="string" calcext:value-type="string">
            <text:p>Fe(OH)3</text:p>
          </table:table-cell>
          <table:table-cell office:value-type="string" calcext:value-type="string">
            <text:p>CEMDAT07</text:p>
          </table:table-cell>
          <table:table-cell office:value-type="float" office:value="-4.6" calcext:value-type="float">
            <text:p>-4.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711610" calcext:value-type="float">
            <text:p>-711610</text:p>
          </table:table-cell>
          <table:table-cell office:value-type="float" office:value="-844000" calcext:value-type="float">
            <text:p>-844000</text:p>
          </table:table-cell>
          <table:table-cell office:value-type="float" office:value="88" calcext:value-type="float">
            <text:p>88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28" calcext:value-type="float">
            <text:p>28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3S</text:p>
          </table:table-cell>
          <table:table-cell office:value-type="string" calcext:value-type="string">
            <text:p>(CaO)3(SiO2)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2784330" calcext:value-type="float">
            <text:p>-2784330</text:p>
          </table:table-cell>
          <table:table-cell office:value-type="float" office:value="-2931000" calcext:value-type="float">
            <text:p>-2931000</text:p>
          </table:table-cell>
          <table:table-cell office:value-type="float" office:value="169" calcext:value-type="float">
            <text:p>169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209" calcext:value-type="float">
            <text:p>209</text:p>
          </table:table-cell>
          <table:table-cell office:value-type="float" office:value="0.036" calcext:value-type="float">
            <text:p>0.036</text:p>
          </table:table-cell>
          <table:table-cell office:value-type="float" office:value="-4250000" calcext:value-type="float">
            <text:p>-42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2S</text:p>
          </table:table-cell>
          <table:table-cell office:value-type="string" calcext:value-type="string">
            <text:p>(CaO)2(SiO2)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2193210" calcext:value-type="float">
            <text:p>-2193210</text:p>
          </table:table-cell>
          <table:table-cell office:value-type="float" office:value="-2308000" calcext:value-type="float">
            <text:p>-2308000</text:p>
          </table:table-cell>
          <table:table-cell office:value-type="float" office:value="128" calcext:value-type="float">
            <text:p>128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52" calcext:value-type="float">
            <text:p>152</text:p>
          </table:table-cell>
          <table:table-cell office:value-type="float" office:value="0.037" calcext:value-type="float">
            <text:p>0.037</text:p>
          </table:table-cell>
          <table:table-cell office:value-type="float" office:value="-3030000" calcext:value-type="float">
            <text:p>-30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3A</text:p>
          </table:table-cell>
          <table:table-cell office:value-type="string" calcext:value-type="string">
            <text:p>(CaO)3(Al2O3)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3382350" calcext:value-type="float">
            <text:p>-3382350</text:p>
          </table:table-cell>
          <table:table-cell office:value-type="float" office:value="-3561000" calcext:value-type="float">
            <text:p>-3561000</text:p>
          </table:table-cell>
          <table:table-cell office:value-type="float" office:value="205" calcext:value-type="float">
            <text:p>205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261" calcext:value-type="float">
            <text:p>261</text:p>
          </table:table-cell>
          <table:table-cell office:value-type="float" office:value="0.019" calcext:value-type="float">
            <text:p>0.019</text:p>
          </table:table-cell>
          <table:table-cell office:value-type="float" office:value="-5060000" calcext:value-type="float">
            <text:p>-50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AF</text:p>
          </table:table-cell>
          <table:table-cell office:value-type="string" calcext:value-type="string">
            <text:p>(CaO)4(Al2O3)(Fe2O3)</text:p>
          </table:table-cell>
          <table:table-cell office:value-type="string" calcext:value-type="string">
            <text:p>CEMDAT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4786500" calcext:value-type="float">
            <text:p>-4786500</text:p>
          </table:table-cell>
          <table:table-cell office:value-type="float" office:value="-5080000" calcext:value-type="float">
            <text:p>-5080000</text:p>
          </table:table-cell>
          <table:table-cell office:value-type="float" office:value="326" calcext:value-type="float">
            <text:p>3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374" calcext:value-type="float">
            <text:p>374</text:p>
          </table:table-cell>
          <table:table-cell office:value-type="float" office:value="0.073" calcext:value-type="float">
            <text:p>0.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CaSO4(H2O)2</text:p>
          </table:table-cell>
          <table:table-cell office:value-type="string" calcext:value-type="string">
            <text:p>LOTH2008</text:p>
          </table:table-cell>
          <table:table-cell office:value-type="float" office:value="-4.58" calcext:value-type="float">
            <text:p>-4.58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797760" calcext:value-type="float">
            <text:p>-1797760</text:p>
          </table:table-cell>
          <table:table-cell office:value-type="float" office:value="-2023000" calcext:value-type="float">
            <text:p>-2023000</text:p>
          </table:table-cell>
          <table:table-cell office:value-type="float" office:value="194" calcext:value-type="float">
            <text:p>194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91" calcext:value-type="float">
            <text:p>91</text:p>
          </table:table-cell>
          <table:table-cell office:value-type="float" office:value="0.318" calcext:value-type="float">
            <text:p>0.318</text:p>
          </table:table-cell>
          <table:table-cell table:number-columns-repeated="3"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CaSO4</text:p>
          </table:table-cell>
          <table:table-cell office:value-type="string" calcext:value-type="string">
            <text:p>LOTH2008</text:p>
          </table:table-cell>
          <table:table-cell office:value-type="float" office:value="-4.36" calcext:value-type="float">
            <text:p>-4.3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322120" calcext:value-type="float">
            <text:p>-1322120</text:p>
          </table:table-cell>
          <table:table-cell office:value-type="float" office:value="-1435000" calcext:value-type="float">
            <text:p>-1435000</text:p>
          </table:table-cell>
          <table:table-cell office:value-type="float" office:value="107" calcext:value-type="float">
            <text:p>107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70" calcext:value-type="float">
            <text:p>70</text:p>
          </table:table-cell>
          <table:table-cell office:value-type="float" office:value="0.099" calcext:value-type="float">
            <text:p>0.099</text:p>
          </table:table-cell>
          <table:table-cell table:number-columns-repeated="3"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CO3</text:p>
          </table:table-cell>
          <table:table-cell office:value-type="string" calcext:value-type="string">
            <text:p>LOTH2008</text:p>
          </table:table-cell>
          <table:table-cell office:value-type="float" office:value="-8.48" calcext:value-type="float">
            <text:p>-8.48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1129180" calcext:value-type="float">
            <text:p>-1129180</text:p>
          </table:table-cell>
          <table:table-cell office:value-type="float" office:value="-1207000" calcext:value-type="float">
            <text:p>-1207000</text:p>
          </table:table-cell>
          <table:table-cell office:value-type="float" office:value="93" calcext:value-type="float">
            <text:p>93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05" calcext:value-type="float">
            <text:p>105</text:p>
          </table:table-cell>
          <table:table-cell office:value-type="float" office:value="0.022" calcext:value-type="float">
            <text:p>0.022</text:p>
          </table:table-cell>
          <table:table-cell office:value-type="float" office:value="-2590000" calcext:value-type="float">
            <text:p>-2590000</text:p>
          </table:table-cell>
          <table:table-cell table:number-columns-repeated="2"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OH)2</text:p>
          </table:table-cell>
          <table:table-cell office:value-type="string" calcext:value-type="string">
            <text:p>LOTH2008</text:p>
          </table:table-cell>
          <table:table-cell office:value-type="float" office:value="-11.16" calcext:value-type="float">
            <text:p>-11.16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832230" calcext:value-type="float">
            <text:p>-832230</text:p>
          </table:table-cell>
          <table:table-cell office:value-type="float" office:value="-923000" calcext:value-type="float">
            <text:p>-923000</text:p>
          </table:table-cell>
          <table:table-cell office:value-type="float" office:value="63" calcext:value-type="float">
            <text:p>6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01" calcext:value-type="float">
            <text:p>101</text:p>
          </table:table-cell>
          <table:table-cell office:value-type="float" office:value="0.017" calcext:value-type="float">
            <text:p>0.017</text:p>
          </table:table-cell>
          <table:table-cell office:value-type="float" office:value="-2560000" calcext:value-type="float">
            <text:p>-2560000</text:p>
          </table:table-cell>
          <table:table-cell table:number-columns-repeated="2" office:value-type="string" calcext:value-type="string">
            <text:p>_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OH)2</text:p>
          </table:table-cell>
          <table:table-cell office:value-type="string" calcext:value-type="string">
            <text:p>LOTH2008</text:p>
          </table:table-cell>
          <table:table-cell office:value-type="float" office:value="-5.2" calcext:value-type="float">
            <text:p>-5.2</text:p>
          </table:table-cell>
          <table:table-cell office:value-type="string" calcext:value-type="string">
            <text:p>THERIAK</text:p>
          </table:table-cell>
          <table:table-cell office:value-type="string" calcext:value-type="string">
            <text:p>ST</text:p>
          </table:table-cell>
          <table:table-cell office:value-type="float" office:value="-897010" calcext:value-type="float">
            <text:p>-897010</text:p>
          </table:table-cell>
          <table:table-cell office:value-type="float" office:value="-985000" calcext:value-type="float">
            <text:p>-985000</text:p>
          </table:table-cell>
          <table:table-cell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C3</text:p>
          </table:table-cell>
          <table:table-cell office:value-type="float" office:value="187" calcext:value-type="float">
            <text:p>187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_</text:p>
          </table:table-cell>
          <table:table-cell office:value-type="float" office:value="-1600" calcext:value-type="float">
            <text:p>-1600</text:p>
          </table:table-cell>
          <table:table-cell office:value-type="string" calcext:value-type="string">
            <text:p>_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6T15:11:46.442915886</dc:date>
    <meta:editing-duration>PT5M</meta:editing-duration>
    <meta:editing-cycles>1</meta:editing-cycles>
    <meta:document-statistic meta:table-count="1" meta:cell-count="1051" meta:object-count="0"/>
    <meta:generator>LibreOffice/5.3.3.2$Linux_X86_64 LibreOffice_project/30m0$Build-2</meta:generator>
  </office:meta>
</office:document-meta>
</file>